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655e6" officeooo:paragraph-rsid="000655e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655e6" officeooo:paragraph-rsid="000655e6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721a5" officeooo:paragraph-rsid="000721a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bold" officeooo:rsid="000655e6" officeooo:paragraph-rsid="000655e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officeooo:rsid="000721a5" officeooo:paragraph-rsid="000721a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721a5" officeooo:paragraph-rsid="000721a5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bold" officeooo:rsid="000721a5" officeooo:paragraph-rsid="00075aa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75a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CONOS DE CLASES DE LOS SERVANT</text:p>
      <text:p text:style-name="P1"/>
      <text:p text:style-name="P4">Shielder:</text:p>
      <text:p text:style-name="P2"><text:a xlink:type="simple" xlink:href="https://gamepress.gg/grandorder/sites/grandorder/files/styles/thumbnail/public/2019-05/GrayShieldericon.png?itok=dCfX-2dF" text:style-name="Internet_20_link" text:visited-style-name="Visited_20_Internet_20_Link">https://gamepress.gg/grandorder/sites/grandorder/files/styles/thumbnail/public/2019-05/GrayShieldericon.png?itok=dCfX-2dF</text:a></text:p>
      <text:p text:style-name="P4"/>
      <text:p text:style-name="P4">Saber: </text:p>
      <text:p text:style-name="P2"><text:a xlink:type="simple" xlink:href="https://gamepress.gg/grandorder/sites/grandorder/files/styles/thumbnail/public/2019-05/GraySabericon.png?itok=0EI07tNY" text:style-name="Internet_20_link" text:visited-style-name="Visited_20_Internet_20_Link">https://gamepress.gg/grandorder/sites/grandorder/files/styles/thumbnail/public/2019-05/GraySabericon.png?itok=0EI07tNY</text:a></text:p>
      <text:p text:style-name="P2"/>
      <text:p text:style-name="P5">Archer:</text:p>
      <text:p text:style-name="P5"><text:a xlink:type="simple" xlink:href="https://gamepress.gg/grandorder/sites/grandorder/files/styles/thumbnail/public/2019-05/GrayArchericon.png?itok=5fyN9D3d" text:style-name="Internet_20_link" text:visited-style-name="Visited_20_Internet_20_Link"><text:span text:style-name="T1">https://gamepress.gg/grandorder/sites/grandorder/files/styles/thumbnail/public/2019-05/GrayArchericon.png?itok=5fyN9D3d</text:span></text:a></text:p>
      <text:p text:style-name="P5"/>
      <text:p text:style-name="P5">Lancer:</text:p>
      <text:p text:style-name="P3"><text:a xlink:type="simple" xlink:href="https://gamepress.gg/grandorder/sites/grandorder/files/styles/thumbnail/public/2019-05/GrayLancericon.png?itok=Ls-5Tyi5" text:style-name="Internet_20_link" text:visited-style-name="Visited_20_Internet_20_Link">https://gamepress.gg/grandorder/sites/grandorder/files/styles/thumbnail/public/2019-05/GrayLancericon.png?itok=Ls-5Tyi5</text:a></text:p>
      <text:p text:style-name="P3"/>
      <text:p text:style-name="P5">Rider:</text:p>
      <text:p text:style-name="P5"><text:a xlink:type="simple" xlink:href="https://gamepress.gg/grandorder/sites/grandorder/files/styles/thumbnail/public/2019-05/GrayRidericon.png?itok=IgzPTCbm" text:style-name="Internet_20_link" text:visited-style-name="Visited_20_Internet_20_Link"><text:span text:style-name="T1">https://gamepress.gg/grandorder/sites/grandorder/files/styles/thumbnail/public/2019-05/GrayRidericon.png?itok=IgzPTCbm</text:span></text:a></text:p>
      <text:p text:style-name="P5"/>
      <text:p text:style-name="P5">Caster:</text:p>
      <text:p text:style-name="P3"><text:a xlink:type="simple" xlink:href="https://gamepress.gg/grandorder/sites/grandorder/files/styles/thumbnail/public/2019-05/GrayCastericon.png?itok=scXal-e1" text:style-name="Internet_20_link" text:visited-style-name="Visited_20_Internet_20_Link">https://gamepress.gg/grandorder/sites/grandorder/files/styles/thumbnail/public/2019-05/GrayCastericon.png?itok=scXal-e1</text:a></text:p>
      <text:p text:style-name="P5"/>
      <text:p text:style-name="P5">Assasin:</text:p>
      <text:p text:style-name="P3"><text:a xlink:type="simple" xlink:href="https://gamepress.gg/grandorder/sites/grandorder/files/styles/thumbnail/public/2019-05/GrayAssassinicon.png?itok=yvw9dS_w" text:style-name="Internet_20_link" text:visited-style-name="Visited_20_Internet_20_Link">https://gamepress.gg/grandorder/sites/grandorder/files/styles/thumbnail/public/2019-05/GrayAssassinicon.png?itok=yvw9dS_w</text:a></text:p>
      <text:p text:style-name="P5"/>
      <text:p text:style-name="P5">Berserker:</text:p>
      <text:p text:style-name="P5"><text:a xlink:type="simple" xlink:href="https://gamepress.gg/grandorder/sites/grandorder/files/styles/thumbnail/public/2019-05/GrayBerserkericon.png?itok=SSlJidMj" text:style-name="Internet_20_link" text:visited-style-name="Visited_20_Internet_20_Link"><text:span text:style-name="T1">https://gamepress.gg/grandorder/sites/grandorder/files/styles/thumbnail/public/2019-05/GrayBerserkericon.png?itok=SSlJidMj</text:span></text:a></text:p>
      <text:p text:style-name="P5"/>
      <text:p text:style-name="P5">Ruler:</text:p>
      <text:p text:style-name="P5"><text:a xlink:type="simple" xlink:href="https://gamepress.gg/grandorder/sites/grandorder/files/styles/thumbnail/public/2019-05/GrayRulericon.png?itok=KpjO5eT2" text:style-name="Internet_20_link" text:visited-style-name="Visited_20_Internet_20_Link"><text:span text:style-name="T1">https://gamepress.gg/grandorder/sites/grandorder/files/styles/thumbnail/public/2019-05/GrayRulericon.png?itok=KpjO5eT2</text:span></text:a></text:p>
      <text:p text:style-name="P5"/>
      <text:p text:style-name="P5">Avenger:</text:p>
      <text:p text:style-name="P3"><text:a xlink:type="simple" xlink:href="https://gamepress.gg/grandorder/sites/grandorder/files/styles/thumbnail/public/2019-05/GrayAvengericon.png?itok=AvQKFYbT" text:style-name="Internet_20_link" text:visited-style-name="Visited_20_Internet_20_Link">https://gamepress.gg/grandorder/sites/grandorder/files/styles/thumbnail/public/2019-05/GrayAvengericon.png?itok=AvQKFYbT</text:a></text:p>
      <text:p text:style-name="P3"/>
      <text:p text:style-name="P5">Alter Ego:</text:p>
      <text:p text:style-name="P3"><text:a xlink:type="simple" xlink:href="https://gamepress.gg/grandorder/sites/grandorder/files/styles/thumbnail/public/2019-05/GrayAlteregoicon.png?itok=ZUbIcv7E" text:style-name="Internet_20_link" text:visited-style-name="Visited_20_Internet_20_Link">https://gamepress.gg/grandorder/sites/grandorder/files/styles/thumbnail/public/2019-05/GrayAlteregoicon.png?itok=ZUbIcv7E</text:a></text:p>
      <text:p text:style-name="P3"/>
      <text:p text:style-name="P5">Moon Cancer:</text:p>
      <text:p text:style-name="P5"><text:a xlink:type="simple" xlink:href="https://gamepress.gg/grandorder/sites/grandorder/files/styles/thumbnail/public/2019-05/GrayMooncancericon.png?itok=BgBbP0Io" text:style-name="Internet_20_link" text:visited-style-name="Visited_20_Internet_20_Link"><text:span text:style-name="T1">https://gamepress.gg/grandorder/sites/grandorder/files/styles/thumbnail/public/2019-05/GrayMooncancericon.png?itok=BgBbP0Io</text:span></text:a></text:p>
      <text:p text:style-name="P5"/>
      <text:p text:style-name="P5">Foreigner:</text:p>
      <text:p text:style-name="P5"><text:a xlink:type="simple" xlink:href="https://gamepress.gg/grandorder/sites/grandorder/files/styles/thumbnail/public/2019-05/GrayForeignericon.png?itok=WXJVQuuM" text:style-name="Internet_20_link" text:visited-style-name="Visited_20_Internet_20_Link"><text:soft-page-break/><text:span text:style-name="T1">https://gamepress.gg/grandorder/sites/grandorder/files/styles/thumbnail/public/2019-05/GrayForeignericon.png?itok=WXJVQuuM</text:span></text:a></text:p>
      <text:p text:style-name="P5"/>
      <text:p text:style-name="P5">Pretender:</text:p>
      <text:p text:style-name="P3"><text:a xlink:type="simple" xlink:href="https://gamepress.gg/grandorder/sites/grandorder/files/styles/thumbnail/public/2021-08/Pretender_Silver_1.png?itok=QLP2WA2U" text:style-name="Internet_20_link" text:visited-style-name="Visited_20_Internet_20_Link">https://gamepress.gg/grandorder/sites/grandorder/files/styles/thumbnail/public/2021-08/Pretender_Silver_1.png?itok=QLP2WA2U</text:a></text:p>
      <text:p text:style-name="P3"/>
      <text:p text:style-name="P7"><text:span text:style-name="T2">Beast</text:span>:</text:p>
      <text:p text:style-name="P3"><text:a xlink:type="simple" xlink:href="https://static.wikia.nocookie.net/fategrandorder/images/d/df/Class-Beast-Gold.webp/revision/latest/scale-to-width-down/35?cb=20230426125029" text:style-name="Internet_20_link" text:visited-style-name="Visited_20_Internet_20_Link">https://static.wikia.nocookie.net/fategrandorder/images/d/df/Class-Beast-Gold.webp/revision/latest/scale-to-width-down/35?cb=20230426125029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31T20:37:53.885000000</meta:creation-date>
    <dc:date>2023-09-02T20:22:09.680000000</dc:date>
    <meta:editing-duration>PT25M5S</meta:editing-duration>
    <meta:editing-cycles>3</meta:editing-cycles>
    <meta:generator>LibreOffice/7.5.4.2$Windows_X86_64 LibreOffice_project/36ccfdc35048b057fd9854c757a8b67ec53977b6</meta:generator>
    <meta:document-statistic meta:table-count="0" meta:image-count="0" meta:object-count="0" meta:page-count="2" meta:paragraph-count="31" meta:word-count="38" meta:character-count="1977" meta:non-whitespace-character-count="1969"/>
  </office:meta>
</office:document-meta>
</file>